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7">
            <text:p>7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12-05_21-07-07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2-12-06_02-01-13_000.jpg</text:p>
          </table:table-cell>
          <table:table-cell table:style-name="ce27" office:value-type="string">
            <text:p>:m :PHOTO 寝た時刻 / 2022</text:p>
          </table:table-cell>
          <table:table-cell table:style-name="ce28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12-06_07-45-12_000.jpg</text:p>
          </table:table-cell>
          <table:table-cell table:style-name="ce27" office:value-type="string">
            <text:p>:m :PHOTO 起きた時刻 / 2022</text:p>
          </table:table-cell>
          <table:table-cell table:style-name="ce28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:PHOTO 起きた時刻 / 2022">
            <text:p>:m :PHOTO 起きた時刻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12-06_07-45-19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記録 / お酒：飲んだ量">
            <text:p>:m 記録 / お酒：飲んだ量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 office:value-type="string">
            <text:p>2022-12-06_08-59-38_000.jpg</text:p>
          </table:table-cell>
          <table:table-cell table:style-name="ce20" office:value-type="string">
            <text:p>:m Other / 買ったもの / item=フリーザバッグ：Mサイズ；烏龍茶；プラスチック容器：中サイズ；タッパー：小サイズ,at=キャン・ドゥ,for=~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Other / 買ったもの / item=フリーザバッグ：Mサイズ；烏龍茶；プラスチック容器：中サイズ；タッパー：小サイズ,at=キャン・ドゥ,for=~,other=~">
            <text:p>:m Other / 買ったもの / item=フリーザバッグ：Mサイズ；烏龍茶；プラスチック容器：中サイズ；タッパー：小サイズ,at=キャン・ドゥ,for=~,other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 office:value-type="string">
            <text:p>2022-12-06_13-39-04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2-12-06_16-56-15_000.jpg</text:p>
          </table:table-cell>
          <table:table-cell table:style-name="ce27" office:value-type="string">
            <text:p>:m RES 1*1 / free# JVEMV6 83#_52:1 / 83. chemistry / topics=グリーン化学,w=電気透析；電解浮上；浮選法,s=~,i=~,other=~,next=~,doc=r-2-1~1.1:f-1.3#R.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RES 1*1 / free# JVEMV6 83#_52:1 / 83. chemistry / topics=グリーン化学,w=電気透析；電解浮上；浮選法,s=~,i=~,other=~,next=~,doc=r-2-1~1.1:f-1.3#R.2">
            <text:p>:m RES 1*1 / free# JVEMV6 83#_52:1 / 83. chemistry / topics=グリーン化学,w=電気透析；電解浮上；浮選法,s=~,i=~,other=~,next=~,doc=r-2-1~1.1:f-1.3#R.2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9]=&quot;&quot;;[.C9];CONCATENATE([.C9];&quot; / &quot;;[.E9]))" office:value-type="float" office:value="0">
            <text:p>0</text:p>
          </table:table-cell>
          <table:table-cell table:style-name="ce10" table:formula="of:=RIGHT([.B9];[.K9])" office:value-type="float" office:value="0">
            <text:p>#VALUE!</text:p>
          </table:table-cell>
          <table:table-cell table:style-name="ce53" table:formula="of:=FIND(&quot;.&quot;;[.B9];1)" office:value-type="float" office:value="0">
            <text:p>#VALUE!</text:p>
          </table:table-cell>
          <table:table-cell table:formula="of:=LEN([.B9])" office:value-type="float" office:value="0">
            <text:p>0</text:p>
          </table:table-cell>
          <table:table-cell table:formula="of:=[.J9]-[.I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10];[.K10])" office:value-type="float" office:value="0">
            <text:p>#VALUE!</text:p>
          </table:table-cell>
          <table:table-cell table:style-name="ce53" table:formula="of:=FIND(&quot;.&quot;;[.B10];1)" office:value-type="float" office:value="0">
            <text:p>#VALUE!</text:p>
          </table:table-cell>
          <table:table-cell table:formula="of:=LEN([.B10])" office:value-type="float" office:value="0">
            <text:p>0</text:p>
          </table:table-cell>
          <table:table-cell table:formula="of:=[.J10]-[.I1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0"/>
          <table:table-cell table:style-name="ce10"/>
          <table:table-cell table:style-name="ce10"/>
          <table:table-cell table:style-name="ce51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53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46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/ 盛り付け方、様子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/ daylog メモ / partial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7">
            <text:p>7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7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7">2022/12/07</text:date>, <text:time>10:46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2-07T10:46:01.98</dc:date>
    <dc:creator>iwabuchi ken</dc:creator>
    <meta:editing-duration>P51DT16H10M16S</meta:editing-duration>
    <meta:editing-cycles>16651</meta:editing-cycles>
    <meta:document-statistic meta:table-count="2" meta:cell-count="915" meta:object-count="0"/>
    <meta:user-defined meta:name="qrichtext">1</meta:user-defined>
  </office:meta>
</office:document-meta>
</file>